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Hobo Std" svg:font-family="'Hobo Std'"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Hobo Std" fo:font-size="24pt" style:text-underline-style="solid" style:text-underline-width="auto" style:text-underline-color="font-color" fo:font-weight="bold" style:font-size-asian="24pt" style:font-weight-asian="bold" style:font-size-complex="24pt" style:font-weight-complex="bold"/>
    </style:style>
    <style:style style:name="P2" style:family="paragraph" style:parent-style-name="Standard">
      <style:paragraph-properties fo:text-align="start" style:justify-single-word="false"/>
      <style:text-properties style:font-name="Hobo Std" fo:font-size="12pt" style:text-underline-style="none"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font-name="Hobo Std" fo:font-size="12pt" style:text-underline-style="solid" style:text-underline-width="auto" style:text-underline-color="font-color"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Hobo Std" style:text-underline-style="solid" style:text-underline-width="auto" style:text-underline-color="font-color"/>
    </style:style>
    <style:style style:name="P5" style:family="paragraph" style:parent-style-name="Standard">
      <style:paragraph-properties fo:text-align="start" style:justify-single-word="false"/>
      <style:text-properties style:font-name="Hobo Std"/>
    </style:style>
    <style:style style:name="P6" style:family="paragraph" style:parent-style-name="Standard">
      <style:paragraph-properties fo:text-align="start" style:justify-single-word="false"/>
      <style:text-properties style:font-name="Hobo Std" fo:language="en" fo:country="GB"/>
    </style:style>
    <style:style style:name="T1" style:family="text">
      <style:text-properties fo:language="en" fo:country="G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lipslide 2 story outline</text:p>
      <text:p text:style-name="P2"/>
      <text:p text:style-name="P2">*BEGINNING VARIABLES AND PROCEDURES*</text:p>
      <text:p text:style-name="P2">“Editorstatus.ses” reads “363254” (=”LOCKED”)</text:p>
      <text:p text:style-name="P2"/>
      <text:p text:style-name="P2">Game intro text: Welcome to Slipslide!</text:p>
      <text:p text:style-name="P2">When you finally made it back home after your last adventure, your parents decided that the neighborhood must be unsafe if you were able to get lost and end up in a huge cave. And so they moved to the other side of Slipsville, where it's supposedly safer. After hours of box-shifting, you've finally got time to relax in your new house and watch some television.</text:p>
      <text:p text:style-name="P2"/>
      <text:p text:style-name="P2"/>
      <text:p text:style-name="P3">AREA 1 – Slipsville</text:p>
      <text:p text:style-name="P2">As per usual, the ground is icy and it's very difficult to get anywhere.</text:p>
      <text:p text:style-name="P2"/>
      <text:p text:style-name="P4">Level 1 – Living room</text:p>
      <text:p text:style-name="P5">Intro text: Watching the television, you see an advert for an ice-dancing competition – and after your previous adventures, you'll be great at that! Quickly, get out of the house and grab the first flight to Antarctica!</text:p>
      <text:p text:style-name="P5">Notes: Need to get to the front door (yes, it's in the living room...)</text:p>
      <text:p text:style-name="P2"/>
      <text:p text:style-name="P4">Level 2 – Front garden</text:p>
      <text:p text:style-name="P5">Intro text: Why is it always icy whenever you need to get somewhere? Maybe that's why they call this town Slipsville...</text:p>
      <text:p text:style-name="P5">Notes: Need to get to gate</text:p>
      <text:p text:style-name="P2"/>
      <text:p text:style-name="P4">Level 3 - Streets</text:p>
      <text:p text:style-name="P5">Intro text: To get to the airport safely, you decided to take the underground train. But unfortunately, the nearest stop to the airport is a few streets away, so you'll need to skate for the rest of the journey.</text:p>
      <text:p text:style-name="P5">Notes: Need to get to the airport entrance</text:p>
      <text:p text:style-name="P2"/>
      <text:p text:style-name="P4">Level 4 – Flooded airport</text:p>
      <text:p text:style-name="P5">Intro text:</text:p>
      <text:p text:style-name="P5">Notes: Need to get to plane terminal exit</text:p>
      <text:p text:style-name="P5"/>
      <text:p text:style-name="P2">*LEVEL EDITOR UNLOCKED*</text:p>
      <text:p text:style-name="P2">Write “5492699135363254” (=“EDITORISUNLOCKED”) to “Editorstatus.ses”</text:p>
      <text:p text:style-name="P2"/>
      <text:p text:style-name="P2"/>
      <text:p text:style-name="P3">AREA 2 – The Plane</text:p>
      <text:p text:style-name="P2">The plane has crashed into the sea, so the floors are wet and slippy.</text:p>
      <text:p text:style-name="P2"/>
      <text:p text:style-name="P4">Level 5 – Down the aisle</text:p>
      <text:p text:style-name="P5">Intro text: The plane crashed into the sea! Hmm, maybe getting the ultra-cheap £30 flight was a bad idea... Anyway, you need to get out of here! Try and get up to the front of the plane where the exit is.</text:p>
      <text:p text:style-name="P5">Notes: Need to get to the front</text:p>
      <text:p text:style-name="P2"/>
      <text:p text:style-name="P4">Level 6 – The exit</text:p>
      <text:p text:style-name="P5">Intro text: Just a bit further! The exit should be on your left up ahead.</text:p>
      <text:p text:style-name="P5">Notes: Need to get to the exit on the left</text:p>
      <text:p text:style-name="P2"/>
      <text:p text:style-name="P3">AREA 3 – The wreckage</text:p>
      <text:p text:style-name="P2">The area is littered with plane wreckage, and for some reason it's slippery here as well...</text:p>
      <text:p text:style-name="P2"/>
      <text:p text:style-name="P4">Level 7 – Escape the crash zone</text:p>
      <text:p text:style-name="P5">Intro text: AAAGH! The plane smashed into the beach just as you were opening the door! And for some absurd reason, the sand here is slippy... Anyway, you need to get off this beach and find help.</text:p>
      <text:p text:style-name="P5">Notes: Need to get out of rubble-maze filled with spiky pieces (hole sprite)</text:p>
      <text:p text:style-name="P2"/>
      <text:p text:style-name="P2"/>
      <text:p text:style-name="P3">AREA 4 - Duneville</text:p>
      <text:p text:style-name="P2">Sand dunes stretch on as far as you can see, with large plants littering the landscape.</text:p>
      <text:p text:style-name="P2"/>
      <text:p text:style-name="P4">Level 8 - Dune-skating</text:p>
      <text:p text:style-name="P5">Intro text: Sand dunes stretch out ahead, and everywhere you look there are large plants. Time for a bit of dune-skating! But watch out for the cacti...</text:p>
      <text:p text:style-name="P5">Notes: Need to get to top of screen from bottom, cacti (hole sprites) are everywhere.</text:p>
      <text:p text:style-name="P2"/>
      <text:p text:style-name="P4">Level 9 – To the temple!</text:p>
      <text:p text:style-name="P5">Intro text: Whilst skating amongst the plants, you see a sign reading “Slippy Island Temple this way!”. Finally, signs of <text:span text:style-name="T1">civilisation</text:span>! Maybe if you can get there, there'll be people who can help you get to Antarctica!</text:p>
      <text:p text:style-name="P5">Notes: Same as previous level, but there's a sign reading “Temple car park” pointing right. Need to get to a road off to the right.</text:p>
      <text:p text:style-name="P2"/>
      <text:p text:style-name="P4">Level 10 – The car park</text:p>
      <text:p text:style-name="P5">Intro text: Well, this is oddly contemporary for an ancient temple setting. Oh well, the Slippy Island temple's just up ahead!</text:p>
      <text:p text:style-name="P5">Notes: Need to get to temple entrance at top of screen from bottom left corner.</text:p>
      <text:p text:style-name="P2"/>
      <text:p text:style-name="P2"/>
      <text:p text:style-name="P3">AREA 5 – The Slippy Island temple</text:p>
      <text:p text:style-name="P2">An eerie temple lies ahead.</text:p>
      <text:p text:style-name="P2"/>
      <text:p text:style-name="P4">Level 11 – Floor one</text:p>
      <text:p text:style-name="P5">Intro text: Odd, a car park but no reception... Well, it must be up ahead. Keep sliding!</text:p>
      <text:p text:style-name="P5">Notes: Need to get from bottom of screen to a staircase at the top.</text:p>
      <text:p text:style-name="P2"/>
      <text:p text:style-name="P4">Level 12 – Floor two</text:p>
      <text:p text:style-name="P5">Intro text: Some stairs took you down to a second level, more fiendish than the last! There are holes in the floor now, so be careful!</text:p>
      <text:p text:style-name="P5">Notes: As above, with holes and a trickier layout.</text:p>
      <text:p text:style-name="P2"/>
      <text:p text:style-name="P4">Level 13 – Floor three</text:p>
      <text:p text:style-name="P5">Intro text: Now this is starting to get ridiculous. Yet another empty floor, and this time with lots more holes making the exit even harder to reach!</text:p>
      <text:p text:style-name="P5">Notes: As above, but now with many more holes and a very hard layout</text:p>
      <text:p text:style-name="P2"/>
      <text:p text:style-name="P3">AREA 6 – The Final Frontier</text:p>
      <text:p text:style-name="P2">Floating around in space, you'll need to find your way onto a planet where you can find help.</text:p>
      <text:p text:style-name="P2"/>
      <text:p text:style-name="P4">Level 14 – Oops, wrong way</text:p>
      <text:p text:style-name="P5">Intro text: At the end of the third floor you met a magician who claimed he could teleport you to Antarctica, but he may have made a mistake – you seem to be in outer space at the moment. Oh well, that's life.</text:p>
      <text:p text:style-name="P5">Notes: Need to get from middle to bottom.</text:p>
      <text:p text:style-name="P2"/>
      <text:p text:style-name="P4">Level 15 – Pluto ahoy!</text:p>
      <text:p text:style-name="P5">Intro text: Hey, that looks like Pluto the Ex-Planet! Maybe someone there can help you get back to Earth! Just a bit further and you'll be pulled in by its pathetic un-planetlike gravity.</text:p>
      <text:p text:style-name="P5">Notes: Need to get from top of screen to bottom.</text:p>
      <text:p text:style-name="P2"/>
      <text:p text:style-name="P2"/>
      <text:p text:style-name="P3">AREA 7 – The Ex-Planet</text:p>
      <text:p text:style-name="P2">Try to find help on the icy surface of Pluto, the planet that wasn't worthy of planethood. There are boulders scattered around, and lots of craters on the surface which you have to avoid.</text:p>
      <text:p text:style-name="P2"/>
      <text:p text:style-name="P4">Level 16 – Welcome to Pluto</text:p>
      <text:p text:style-name="P5">Intro text: Well, that was unexpected. Pluto's icy too. Make sure you don't fall into any craters as you slide around!</text:p>
      <text:p text:style-name="P5">Notes: Lots of craters on surface</text:p>
      <text:p text:style-name="P2"/>
      <text:p text:style-name="P4">Level 17 – A warp gate!</text:p>
      <text:p text:style-name="P5">Intro text: Look, there's a warp gate up ahead! Maybe it'll lead to a REAL planet real</text:p>
      <text:p text:style-name="P5">Notes: Warp gate section at top of screen – occupies three spaces horizontally; middle one is exit and two on either side are walls</text:p>
      <text:p text:style-name="P5"/>
      <text:p text:style-name="P4">AREA 8 – Pixel Land</text:p>
      <text:p text:style-name="P5">Everything here is pixellated, even the blocks! The only way off is finding the computer screen and breaking through.</text:p>
      <text:p text:style-name="P2"/>
      <text:p text:style-name="P4">Level 18 – Pixels everywhere</text:p>
      <text:p text:style-name="P6">Intro text: Apparently travelling through that portal was a bad idea. You've ended up in the realm of underpowered computers – everything's pixellated!</text:p>
      <text:p text:style-name="P5">Notes: Background is a pixellated version of the Slipslide test level 1 background but with a pixellated plasma pattern replacing the “Slipslide 2” text</text:p>
      <text:p text:style-name="P2"/>
      <text:p text:style-name="P4">Level 19 – Ping</text:p>
      <text:p text:style-name="P5">Intro text: You've found your way onto a Ping playing field! Get off quickly before the game begins again.</text:p>
      <text:p text:style-name="P5">Notes: Need to get from left to right; level ends when player moves perpendicular to a bat they've stopped at and goes off-screen</text:p>
      <text:p text:style-name="P2"/>
      <text:p text:style-name="P4">Level 20 – The Registry</text:p>
      <text:p text:style-name="P5">Intro text: AAAGH! You've fallen into the dreaded Registry! You'll need to make your way to “HKEY_LOCAL_MACHINE” if you want to get out alive.</text:p>
      <text:p text:style-name="P5">Notes: Floor is covered in randomly-placed pixellated text (black on white background), low-quality folder icons for blocks</text:p>
      <text:p text:style-name="P4"/>
      <text:p text:style-name="P4">Level 21 – The monitor cable</text:p>
      <text:p text:style-name="P5">Intro text: Well, this is getting slightly surreal. Now you have to make your way along the cable to the computer's monitor, but watch out for those sparks!</text:p>
      <text:p text:style-name="P5">Notes: Need to get from left to right, area is narrower than normal. Background features lots of bright lines going across the screen in the direction of the wire. Sparks are holes, electrons are blocks.</text:p>
      <text:p text:style-name="P5"/>
      <text:p text:style-name="P4">AREA 9 – The Monitor</text:p>
      <text:p text:style-name="P5">You've managed to reach the computer screen at last.</text:p>
      <text:p text:style-name="P2"/>
      <text:p text:style-name="P4">Level 22 – The display</text:p>
      <text:p text:style-name="P5">Intro text: You've finally reached the screen! Quickly, escape through that conveniently-placed hole!</text:p>
      <text:p text:style-name="P5">Notes: Need to get to hole in screen.</text:p>
      <text:p text:style-name="P2"/>
      <text:p text:style-name="P4">AREA 10 – Antarctica</text:p>
      <text:p text:style-name="P2">This area is completely frozen, and very dangerous. But you're nearly there now!</text:p>
      <text:p text:style-name="P2"/>
      <text:p text:style-name="P4">Level 23 – The IT lab</text:p>
      <text:p text:style-name="P5">Intro text: You popped out into an IT lab, and somehow grew back to your full size! Yaay! And also, it turns out this is Antarctica!</text:p>
      <text:p text:style-name="P5">Notes: Computer monitors for blocks, maybe a few desks for walls too</text:p>
      <text:p text:style-name="P2"/>
      <text:p text:style-name="P4">Level 24 - </text:p>
      <text:p text:style-name="P5">Intro text:</text:p>
      <text:p text:style-name="P5">Notes:</text:p>
      <text:p text:style-name="P2"/>
      <text:p text:style-name="P4">Level 25 - </text:p>
      <text:p text:style-name="P5">Intro text:</text:p>
      <text:p text:style-name="P5">Note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Hobo Std" svg:font-family="'Hobo Std'"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paragraph-properties fo:text-align="end" style:justify-single-word="false"/>
      <style:text-properties fo:color="#999999" style:font-name="Hobo Std" fo:font-size="12pt" style:text-underline-style="none" fo:font-weight="normal" style:font-size-asian="12pt" style:font-weight-asian="normal" style:font-size-complex="12pt" style:font-weight-complex="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Copyright ExeSoft 2008, all rights reserv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initial-creator>David Barker</meta:initial-creator>
    <meta:creation-date>2008-01-01T10:53:57</meta:creation-date>
    <dc:creator>David Barker</dc:creator>
    <dc:date>2008-03-08T17:07:48</dc:date>
    <dc:language>en-US</dc:language>
    <meta:editing-cycles>59</meta:editing-cycles>
    <meta:editing-duration>PT4H13M5S</meta:editing-duration>
    <meta:user-defined meta:name="Info 1"/>
    <meta:user-defined meta:name="Info 2"/>
    <meta:user-defined meta:name="Info 3"/>
    <meta:user-defined meta:name="Info 4"/>
    <meta:document-statistic meta:table-count="0" meta:image-count="0" meta:object-count="0" meta:page-count="5" meta:paragraph-count="103" meta:word-count="1335" meta:character-count="7372"/>
  </office:meta>
</office:document-meta>
</file>